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5d25d" officeooo:paragraph-rsid="0005d25d" style:font-size-asian="13pt" style:font-size-complex="13pt"/>
    </style:style>
    <style:style style:name="P2" style:family="paragraph" style:parent-style-name="Standard">
      <style:text-properties fo:font-size="13pt" officeooo:rsid="00064a8c" officeooo:paragraph-rsid="00064a8c" style:font-size-asian="13pt" style:font-size-complex="13pt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064a8c" officeooo:paragraph-rsid="0005d25d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heck defaults on outputs ports</text:p>
      <text:p text:style-name="P1">- Check Amba interface write/read state</text:p>
      <text:p text:style-name="P1">- Check hread Low state trigger</text:p>
      <text:p text:style-name="P1">- Check AHB address register value</text:p>
      <text:p text:style-name="P1">- Check both state machines flow</text:p>
      <text:p text:style-name="P1"/>
      <text:p text:style-name="P1"/>
      <text:p text:style-name="P3"/>
      <text:p text:style-name="P2">C:\DPU FPGA repo v2\alllib\designs\P3CCB_RT\s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2S</meta:editing-duration>
    <meta:editing-cycles>4</meta:editing-cycles>
    <meta:generator>LibreOffice/5.3.4.2$Windows_X86_64 LibreOffice_project/f82d347ccc0be322489bf7da61d7e4ad13fe2ff3</meta:generator>
    <dc:date>2017-09-15T11:08:28.146000000</dc:date>
    <meta:document-statistic meta:table-count="0" meta:image-count="0" meta:object-count="0" meta:page-count="1" meta:paragraph-count="6" meta:word-count="34" meta:character-count="216" meta:non-whitespace-character-count="188"/>
    <meta:user-defined meta:name="Info 1"/>
    <meta:user-defined meta:name="Info 2"/>
    <meta:user-defined meta:name="Info 3"/>
    <meta:user-defined meta:name="Info 4"/>
  </office:meta>
</office:document-meta>
</file>